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State } from 'react';</text:p>
      <text:p text:style-name="Standard">import './AltaEgreso.css';</text:p>
      <text:p text:style-name="Standard"/>
      <text:p text:style-name="Standard">function AltaEgreso() {</text:p>
      <text:p text:style-name="Standard">  const [categoria, setCategoria] = useState('');</text:p>
      <text:p text:style-name="Standard">  const [monto, setMonto] = useState('');</text:p>
      <text:p text:style-name="Standard">  const [fecha, setFecha] = useState('');</text:p>
      <text:p text:style-name="Standard"/>
      <text:p text:style-name="Standard">  const manejarEnvio = (e) =&gt; {</text:p>
      <text:p text:style-name="Standard">    e.preventDefault();</text:p>
      <text:p text:style-name="Standard"/>
      <text:p text:style-name="Standard">    // Validación simple</text:p>
      <text:p text:style-name="Standard">    if (!categoria || !monto || !fecha) {</text:p>
      <text:p text:style-name="Standard">      alert('Por favor, completa todos los campos.');</text:p>
      <text:p text:style-name="Standard">      return;</text:p>
      <text:p text:style-name="Standard">    }</text:p>
      <text:p text:style-name="Standard"/>
      <text:p text:style-name="Standard">    const nuevoEgreso = {</text:p>
      <text:p text:style-name="Standard">      categoria,</text:p>
      <text:p text:style-name="Standard">      monto: parseFloat(monto),</text:p>
      <text:p text:style-name="Standard">      fecha,</text:p>
      <text:p text:style-name="Standard">    };</text:p>
      <text:p text:style-name="Standard"/>
      <text:p text:style-name="Standard">    console.log('Alta de Egreso:', nuevoEgreso);</text:p>
      <text:p text:style-name="Standard"/>
      <text:p text:style-name="Standard">    // Reiniciar campos</text:p>
      <text:p text:style-name="Standard">    setCategoria('');</text:p>
      <text:p text:style-name="Standard">    setMonto('');</text:p>
      <text:p text:style-name="Standard">    setFecha('');</text:p>
      <text:p text:style-name="Standard">  };</text:p>
      <text:p text:style-name="Standard"/>
      <text:p text:style-name="Standard">  return (</text:p>
      <text:p text:style-name="Standard">    &lt;div className="formulario-egreso"&gt;</text:p>
      <text:p text:style-name="Standard">      &lt;h2&gt;Alta de Egreso&lt;/h2&gt;</text:p>
      <text:p text:style-name="Standard">      &lt;form onSubmit={manejarEnvio}&gt;</text:p>
      <text:p text:style-name="Standard">        &lt;label&gt;Categoría:&lt;/label&gt;</text:p>
      <text:p text:style-name="Standard">        &lt;input</text:p>
      <text:p text:style-name="Standard">          type="text"</text:p>
      <text:p text:style-name="Standard">          value={categoria}</text:p>
      <text:p text:style-name="Standard">          onChange={(e) =&gt; setCategoria(e.target.value)}</text:p>
      <text:p text:style-name="Standard">        /&gt;</text:p>
      <text:p text:style-name="Standard"/>
      <text:p text:style-name="Standard">        &lt;label&gt;Monto ($):&lt;/label&gt;</text:p>
      <text:p text:style-name="Standard">        &lt;input</text:p>
      <text:p text:style-name="Standard">          type="number"</text:p>
      <text:p text:style-name="Standard">          value={monto}</text:p>
      <text:p text:style-name="Standard">          onChange={(e) =&gt; setMonto(e.target.value)}</text:p>
      <text:p text:style-name="Standard">        /&gt;</text:p>
      <text:p text:style-name="Standard"/>
      <text:p text:style-name="Standard">        &lt;label&gt;Fecha:&lt;/label&gt;</text:p>
      <text:p text:style-name="Standard">        &lt;input</text:p>
      <text:p text:style-name="Standard">          type="date"</text:p>
      <text:p text:style-name="Standard"><text:soft-page-break/>          value={fecha}</text:p>
      <text:p text:style-name="Standard">          onChange={(e) =&gt; setFecha(e.target.value)}</text:p>
      <text:p text:style-name="Standard">        /&gt;</text:p>
      <text:p text:style-name="Standard"/>
      <text:p text:style-name="Standard">        &lt;button type="submit"&gt;Agregar Egreso&lt;/button&gt;</text:p>
      <text:p text:style-name="Standard">      &lt;/form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AltaEgreso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02:03:52.691502900</meta:creation-date>
    <dc:date>2025-08-03T02:04:03.540431600</dc:date>
    <meta:editing-duration>PT11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2" meta:word-count="116" meta:character-count="1316" meta:non-whitespace-character-count="968"/>
  </office:meta>
</office:document-meta>
</file>